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Accent2" style:data-style-name="N0">
      <style:table-cell-properties fo:background-color="#ED7D31"/>
      <style:text-properties fo:color="#FFFFFF"/>
    </style:style>
    <style:style style:name="ce7" style:family="table-cell" style:parent-style-name="_52_0_37__32_-_32_Accent5" style:data-style-name="N0">
      <style:table-cell-properties fo:background-color="#E49EDD"/>
      <style:text-properties fo:color="#000000" style:font-name="Aptos Narrow" style:font-name-asian="Aptos Narrow" style:font-name-complex="Aptos Narrow"/>
    </style:style>
    <style:style style:name="ce8" style:family="table-cell" style:parent-style-name="_50_0_37__32_-_32_Accent3" style:data-style-name="N0">
      <style:table-cell-properties fo:background-color="#C1F0C8"/>
      <style:text-properties fo:color="#000000" style:font-name="Aptos Narrow" style:font-name-asian="Aptos Narrow" style:font-name-complex="Aptos Narrow"/>
    </style:style>
    <style:style style:name="ce9" style:family="table-cell" style:parent-style-name="Good" style:data-style-name="N0">
      <style:table-cell-properties fo:background-color="#C6EFCE"/>
      <style:text-properties fo:color="#006100"/>
    </style:style>
    <style:style style:name="ce10" style:family="table-cell" style:parent-style-name="_50_0_37__32_-_32_Accent3" style:data-style-name="N0">
      <style:table-cell-properties fo:background-color="#C1F0C8"/>
      <style:text-properties fo:color="#000000" style:font-name="Aptos Narrow" style:font-name-asian="Aptos Narrow" style:font-name-complex="Aptos Narrow"/>
    </style:style>
    <style:style style:name="ce11" style:family="table-cell" style:parent-style-name="Hyperlink" style:data-style-name="N0">
      <style:table-cell-properties fo:background-color="#C1F0C8"/>
      <style:text-properties fo:color="#0563C1" style:text-underline-style="solid" style:text-underline-type="single"/>
    </style:style>
    <style:style style:name="ce12" style:family="table-cell" style:parent-style-name="_50_0_37__32_-_32_Accent3" style:data-style-name="N0">
      <style:table-cell-properties style:vertical-align="automatic" fo:background-color="#C1F0C8" style:repeat-content="false"/>
      <style:paragraph-properties fo:text-align="center"/>
      <style:text-properties fo:color="#000000" style:font-name="Aptos Narrow" style:font-name-asian="Aptos Narrow" style:font-name-complex="Aptos Narrow"/>
    </style:style>
    <style:style style:name="ce13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4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5" style:family="table-cell" style:parent-style-name="_52_0_37__32_-_32_Accent5" style:data-style-name="N0">
      <style:table-cell-properties style:vertical-align="automatic" fo:background-color="#E49EDD" style:repeat-content="false"/>
      <style:paragraph-properties fo:text-align="center"/>
      <style:text-properties fo:color="#000000" style:font-name="Aptos Narrow" style:font-name-asian="Aptos Narrow" style:font-name-complex="Aptos Narrow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4" table:style-name="ce5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any</text:p>
          </table:table-cell>
          <table:table-cell office:value-type="string" table:style-name="ce6">
            <text:p>Title</text:p>
          </table:table-cell>
          <table:table-cell office:value-type="string" table:style-name="ce6">
            <text:p>Link</text:p>
          </table:table-cell>
          <table:table-cell office:value-type="string" table:style-name="ce6">
            <text:p>Sent?</text:p>
          </table:table-cell>
          <table:table-cell office:value-type="string" table:style-name="ce6">
            <text:p>Reply?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SimplyHealth</text:p>
          </table:table-cell>
          <table:table-cell office:value-type="string" table:style-name="ce8">
            <text:p>Junior Software Developer</text:p>
          </table:table-cell>
          <table:table-cell office:value-type="string" table:style-name="ce8">
            <text:p>https://www.linkedin.com/jobs/view/4176999687/?alternateChannel=search&amp;refId=%2BhwqLRDDqi0jLh%2BsejYS7A%3D%3D&amp;trackingId=SpGptMzi4drppV4ExMuVbw%3D%3D</text:p>
          </table:table-cell>
          <table:table-cell office:value-type="string" table:style-name="ce12">
            <text:p>Y</text:p>
          </table:table-cell>
          <table:table-cell office:value-type="string" table:style-name="ce13">
            <text:p>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CPS Group Ltd</text:p>
          </table:table-cell>
          <table:table-cell office:value-type="string" table:style-name="ce8">
            <text:p>Junior Software Engineer</text:p>
          </table:table-cell>
          <table:table-cell office:value-type="string" table:style-name="ce8">
            <text:p>https://www.linkedin.com/jobs/collections/top-applicant/?currentJobId=4181072578</text:p>
          </table:table-cell>
          <table:table-cell office:value-type="string" table:style-name="ce12">
            <text:p>Y</text:p>
          </table:table-cell>
          <table:table-cell office:value-type="string" table:style-name="ce13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lectric Square</text:p>
          </table:table-cell>
          <table:table-cell office:value-type="string" table:style-name="ce9">
            <text:p>Speculative</text:p>
          </table:table-cell>
          <table:table-cell office:value-type="string" table:style-name="ce9">
            <text:p><text:a xlink:href="https://www.linkedin.com/jobs/view/4033126231/?refId=befb728f-bb33-4ce8-96d2-fc997686cb5b&amp;trackingId=NmWroTOSSnCWqMw6kLNSrg%3D%3D">https://www.linkedin.com/jobs/view/4033126231/?refId=befb728f-bb33-4ce8-96d2-fc997686cb5b&amp;trackingId=NmWroTOSSnCWqMw6kLNSrg%3D%3D</text:a></text:p>
          </table:table-cell>
          <table:table-cell office:value-type="string" table:style-name="ce14">
            <text:p>Y</text:p>
          </table:table-cell>
          <table:table-cell office:value-type="string" table:style-name="ce13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pectrum IT recruitment</text:p>
          </table:table-cell>
          <table:table-cell office:value-type="string" table:style-name="ce8">
            <text:p>Graduate/Junior C++ Software Engineer</text:p>
          </table:table-cell>
          <table:table-cell office:value-type="string" table:style-name="ce8">
            <text:p>https://www.linkedin.com/jobs/view/4150330391/?refId=befb728f-bb33-4ce8-96d2-fc997686cb5b&amp;trackingId=ynF7fLeDTGSRhn65dnaIEw%3D%3D</text:p>
          </table:table-cell>
          <table:table-cell office:value-type="string" table:style-name="ce12">
            <text:p>Y</text:p>
          </table:table-cell>
          <table:table-cell office:value-type="string" table:style-name="ce13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walee</text:p>
          </table:table-cell>
          <table:table-cell office:value-type="string" table:style-name="ce8">
            <text:p>Junior Game Programmer</text:p>
          </table:table-cell>
          <table:table-cell office:value-type="string" table:style-name="ce8">
            <text:p><text:a xlink:href="https://www.kwalee.com/current-openings">https://www.kwalee.com/current-openings</text:a></text:p>
          </table:table-cell>
          <table:table-cell office:value-type="string" table:style-name="ce12">
            <text:p>Y</text:p>
          </table:table-cell>
          <table:table-cell office:value-type="string" table:style-name="ce13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IO Interactive</text:p>
          </table:table-cell>
          <table:table-cell office:value-type="string" table:style-name="ce10">
            <text:p>Technical Artist</text:p>
          </table:table-cell>
          <table:table-cell office:value-type="string" table:style-name="ce11">
            <text:p><text:a xlink:href="https://www.linkedin.com/jobs/search/?currentJobId=4149460875&amp;keywords=io%20interactive&amp;origin=BLENDED_SEARCH_RESULT_NAVIGATION_SEE_ALL&amp;originToLandingJobPostings=4139669208%2C4119019785%2C4177324757">https://www.linkedin.com/jobs/search/?currentJobId=4149460875&amp;keywords=io%20interactive&amp;origin=BLENDED_SEARCH_RESULT_NAVIGATION_SEE_ALL&amp;originToLandingJobPostings=4139669208%2C4119019785%2C4177324757</text:a></text:p>
          </table:table-cell>
          <table:table-cell office:value-type="string" table:style-name="ce12">
            <text:p>Y</text:p>
          </table:table-cell>
          <table:table-cell office:value-type="string" table:style-name="ce13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IO Interactive</text:p>
          </table:table-cell>
          <table:table-cell office:value-type="string" table:style-name="ce8">
            <text:p>Technical Designer</text:p>
          </table:table-cell>
          <table:table-cell office:value-type="string" table:style-name="ce8">
            <text:p><text:a xlink:href="https://www.linkedin.com/jobs/view/4139669208/?refId=befb728f-bb33-4ce8-96d2-fc997686cb5b&amp;trackingId=Sks%2BcQZHQzC31Ph8ifwqHg%3D%3D&amp;trk=flagship3_job_home_savedjobs">https://www.linkedin.com/jobs/view/4139669208/?refId=befb728f-bb33-4ce8-96d2-fc997686cb5b&amp;trackingId=Sks%2BcQZHQzC31Ph8ifwqHg%3D%3D&amp;trk=flagship3_job_home_savedjobs</text:a></text:p>
          </table:table-cell>
          <table:table-cell office:value-type="string" table:style-name="ce12">
            <text:p>Y</text:p>
          </table:table-cell>
          <table:table-cell office:value-type="string" table:style-name="ce13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vtech Radar</text:p>
          </table:table-cell>
          <table:table-cell office:value-type="string" table:style-name="ce9">
            <text:p>Junior Software Developer</text:p>
          </table:table-cell>
          <table:table-cell office:value-type="string" table:style-name="ce9">
            <text:p><text:a xlink:href="https://www.linkedin.com/jobs/view/4074296201/?refId=030e9eda-a8eb-432a-9023-b7b3b0570f8c&amp;trackingId=SGS5z759S5qygZsT70VGAQ%3D%3D">https://www.linkedin.com/jobs/view/4074296201/?refId=030e9eda-a8eb-432a-9023-b7b3b0570f8c&amp;trackingId=SGS5z759S5qygZsT70VGAQ%3D%3D</text:a></text:p>
          </table:table-cell>
          <table:table-cell office:value-type="string" table:style-name="ce14">
            <text:p>Y</text:p>
          </table:table-cell>
          <table:table-cell office:value-type="string" table:style-name="ce13">
            <text:p>N</text:p>
          </table:table-cell>
          <table:table-cell table:number-columns-repeated="16379"/>
        </table:table-row>
        <table:table-row table:number-rows-repeated="16" table:style-name="ro1">
          <table:table-cell table:style-name="ce6"/>
          <table:table-cell table:number-columns-repeated="2" table:style-name="ce7"/>
          <table:table-cell table:style-name="ce15"/>
          <table:table-cell office:value-type="string" table:style-name="ce13">
            <text:p>N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_50_0_37__32_-_32_Accent3" style:display-name="20% - Accent3" style:family="table-cell" style:data-style-name="N0">
      <style:table-cell-properties fo:background-color="#C1F0C8"/>
      <style:text-properties fo:color="#000000" style:font-name="Aptos Narrow" style:font-name-asian="Aptos Narrow" style:font-name-complex="Aptos Narrow"/>
    </style:style>
    <style:style style:name="_52_0_37__32_-_32_Accent5" style:display-name="40% - Accent5" style:family="table-cell" style:data-style-name="N0">
      <style:table-cell-properties fo:background-color="#E49EDD"/>
      <style:text-properties fo:color="#000000" style:font-name="Aptos Narrow" style:font-name-asian="Aptos Narrow" style:font-name-complex="Aptos Narrow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jude moore</meta:initial-creator>
    <dc:creator>Moore, Evelyn</dc:creator>
    <meta:creation-date>2023-03-09T19:46:12Z</meta:creation-date>
    <dc:date>2025-03-11T20:31:34Z</dc:date>
  </office:meta>
</office:document-meta>
</file>